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arsedDynamicAccountParameters.setIgnoreRecipientHeader( boolean ignoreRecipientHea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sedDynamicAccountParameters.getRecipientSuffi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sedDynamicAccountParameters.setUserPrefix( String userprefi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sedDynamicAccountParameters.setPassword( String passwor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ynamicAccountKey.setUserName( String user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etchMail.updateParsedDynamicAccountParamet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etchMail.setFetching( boolean fetch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ynamicAccountKey.getSequenceNumb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sedDynamicAccountParameters.ParsedDynamicAccountParamet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etchMail.setSession( Session ses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etchMail.updateDynamicAccou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ynamicAccountKey.DynamicAccountKey( String userName , int sequenceNumb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FetchMail.resetDynamicAccou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etchMail.setParsedDynamicAccountParameters( List parsedDynamicAccountParamet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etchMail.setServer( MailServer serv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sedDynamicAccountParameters.getCustomRecipientHea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ynamicAccountKey.DynamicAccountKe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etchMail.getSessio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FetchMail.computeStaticAccou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etchMail.getConfigur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etchMail.getSessionBasi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etchMail.getDynamicAccountsBasi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etchMail.setDNSServer( DNSService dnsServ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sedDynamicAccountParameters.setRecipientSuffix( String recipientsuffi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sedDynamicAccountParameters.setCustomRecipientHeader( String customRecipientHea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sedDynamicAccountParameters.getRecipientPrefi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sedDynamicAccountParameters.isIgnoreRecipientHea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etchMail.getDNSServ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ynamicAccountKey.getUser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etchMail.getServ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etchMail.updateSes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etchMail.computeDynamicAccounts( Map oldAccounts , ParsedDynamicAccountParameters parameter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29">
            <text:p text:style-name="Table_20_Contents">29</text:p>
          </table:table-cell>
        </table:table-row>
        <table:table-row>
          <table:table-cell office:value-type="string">
            <text:p text:style-name="Table_20_Contents">FetchMail.getStaticAccountsBasi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etchMail.isFetch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sedDynamicAccountParameters.getSequenceNumb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etchMail.targetTriggered( String arg0 )</text:p>
          </table:table-cell>
          <table:table-cell office:value-type="float" office:value="8">
            <text:p text:style-name="Table_20_Contents">8</text:p>
          </table:table-cell>
          <table:table-cell office:value-type="float" office:value="3">
            <text:p text:style-name="Table_20_Contents">3</text:p>
          </table:table-cell>
          <table:table-cell office:value-type="float" office:value="66">
            <text:p text:style-name="Table_20_Contents">66</text:p>
          </table:table-cell>
        </table:table-row>
        <table:table-row>
          <table:table-cell office:value-type="string">
            <text:p text:style-name="Table_20_Contents">FetchMail.setSessionParameters( Configuration configuration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FetchMail.getLocalUs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etchMail.setConfiguration( ParsedConfiguration configur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etchMail.configure( Configuration configuration )</text:p>
          </table:table-cell>
          <table:table-cell office:value-type="float" office:value="7">
            <text:p text:style-name="Table_20_Contents">7</text:p>
          </table:table-cell>
          <table:table-cell office:value-type="float" office:value="5">
            <text:p text:style-name="Table_20_Contents">5</text:p>
          </table:table-cell>
          <table:table-cell office:value-type="float" office:value="49">
            <text:p text:style-name="Table_20_Contents">49</text:p>
          </table:table-cell>
        </table:table-row>
        <table:table-row>
          <table:table-cell office:value-type="string">
            <text:p text:style-name="Table_20_Contents">ParsedDynamicAccountParameters.getUserPrefi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etchMail.getDynamicAccount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ParsedDynamicAccountParameters.setSequenceNumber( int sequenceNumb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ynamicAccountKey.equals( Object obj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DynamicAccountKey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etchMail.computeDynamicAccounts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ParsedDynamicAccountParameters.getPasswor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etchMail.FetchMai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etchMail.getParsedDynamicAccountParameter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FetchMail.computeSes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ynamicAccountKey.setSequenceNumber( int sequenceNumb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etchMail.setDynamicAccounts( Map dynamicAccoun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sedDynamicAccountParameters.ParsedDynamicAccountParameters( int sequenceNumber , Configuration configur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FetchMail.setLocalUsers( UsersRepository localUs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etchMail.setStaticAccounts( List accoun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sedDynamicAccountParameters.getUserSuffi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sedDynamicAccountParameters.setRecipientPrefix( String recipientprefi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etchMail.getParsedDynamicAccountParametersBasi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etchMail.computeParsedDynamicAccountParamet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etchMail.getStaticAccount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ParsedDynamicAccountParameters.setUserSuffix( String userSuffi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etchMail.updateStaticAccou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etchMail.service( final ServiceManager manag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9">
            <text:p text:style-name="Table_20_Contents">1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